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style>
  </office:automatic-styles>
  <office:body>
    <office:text>
      <text:h text:style-name="Heading_20_1" text:outline-level="1"><text:bookmark-start text:name="ta-edición-reciclar-en-córdoba"/>5ta Edición “Reciclar en Córdoba”<text:bookmark-end text:name="ta-edición-reciclar-en-córdoba"/></text:h>
      <text:h text:style-name="Heading_20_2" text:outline-level="2"><text:bookmark-start text:name="consumo-y-producción-sostenible"/>Consumo y Producción Sostenible<text:bookmark-end text:name="consumo-y-producción-sostenible"/></text:h>
      <text:p text:style-name="First_20_paragraph">Un evento para mejorar la calidad de vida y el desarrollo sustentable en la ciudad.</text:p>
      <text:p text:style-name="Text_20_body">Green Drinks Córdoba junto a Universidad Tecnológica Nacional -Facultad Regional Córdoba- Secretaría de Vinculación Institucional y Responsabilidad Social Universitaria invitan a la Quinta Edición de "Reciclar en Córdoba" que se concretará el día sábado 5 de Octubre, de 9 a 18hs en la UTN FRC (Maestro M. López esquina Cruz Roja). Es una jornada abierta para todo público, en la que habrá importantes disertantes, talleristas y ponentes dialogando sobre diferentes aspectos del reciclaje.</text:p>
      <text:p text:style-name="Text_20_body">Reciclar Córdoba invita a compartir un espacio para la toma de conciencia y la construcción colectiva en torno a las temáticas de sustentabilidad, reciclaje y medio ambiente. Un evento que invita a conocer, compartir y poner en marcha herramientas que den respuesta a la problemática de residuos.</text:p>
      <text:p text:style-name="Text_20_body">Este año los paneles, conferencias y talleres van a estar centrados en la temática de “Las 5 R”. Reutilizar, regenerar, reparar, reducir, reciclar:</text:p>
      <text:list text:style-name="L1">
        <text:list-item>
          <text:p text:style-name="P1">Reducir lo que no necesites.</text:p>
        </text:list-item>
        <text:list-item>
          <text:p text:style-name="P1">Reparar, si es posible, cuando algo se rompe, en vez de tirarlo inmediatamente.</text:p>
        </text:list-item>
        <text:list-item>
          <text:p text:style-name="P1">Reutilizar, lo que puedas usar más de una vez.</text:p>
        </text:list-item>
        <text:list-item>
          <text:p text:style-name="P1">Regenerar ciclos de uso y producción de los materiales usados.</text:p>
        </text:list-item>
        <text:list-item>
          <text:p text:style-name="P1">Reciclar lo que no pase los pasos anteriores.</text:p>
        </text:list-item>
      </text:list>
      <text:p text:style-name="First_20_paragraph">Estamos saliendo de una transición en la forma de reciclar. En tiempos anteriores se pensaba en términos de una economía lineal: los recursos naturales se extraían de su lugar, se los usaba en la industria, y después de usados quedaba el residuo final. Ahora en cambio se trata de pensar el usod ed recursos en cada una de sus etapas productivas, desde el diseño hasta su implementación, y lo que pasa con el producto una vez que llega a las manos del usuario final.</text:p>
      <text:p text:style-name="Text_20_body">La temática propuesta, este año entonces, hace hincapié en las potencialidades de la economía circular. En lo biológico se da el circuito que se retroalimenta: de plantas a animales, y de estos los restos que vuelvan a la tierra y sirvan al ciclo siguiente. Y también se da un circuito a nivel técnico: la producción industrial genera productos para el consumidor, pero el ciclo sigue ya que se piensa desde el inicio de producción en su desmontaje y reciclaje. En la economía circular no hablamos de residuo, sino de materias primas que se reinsertan en el proceso productivo. También se expondrá, del aspecto social, sobre la visibilización de los recuperadores urbanos de nuestra ciudad.</text:p>
      <text:p text:style-name="Horizontal_20_Line"/>
      <text:p text:style-name="First_20_paragraph">La jornada se dividirá en actividades por la mañana y por la tarde. Por la mañana habrá 3 Conferencias:</text:p>
      <text:list text:style-name="L2">
        <text:list-item>
          <text:p text:style-name="P2"><text:span text:style-name="T1">¿Los consumidores son responsables y Sostenibles?. Investigación en Argentina y America Latina. Perspectivas y Desafios.</text:span> Por el Dr. Enrique Carlos Bianchi- Docente en Comercialización (UNC) y SIM (UCC). Profesor de posgrados y doctorados en UNC, UCC, UNL, UNNE.</text:p>
        </text:list-item>
        <text:list-item>
          <text:p text:style-name="P2"><text:span text:style-name="T1">Reciclaje de pilas alcalinas a partir de bacterias.</text:span> Por el Dr. Ing. Edgardo Luis Soto, Vicedirector Unidad PlaPiMu-LaSeiSic Dependiente de la UNLP de la CICPBA (Comisión de Investigaciones Científicas de la Provincia de Buenos Aires).</text:p>
        </text:list-item>
        <text:list-item>
          <text:p text:style-name="P2"><text:span text:style-name="T1">La Ley de Envases hoy: La eficiencia de las cooperativas.</text:span> Por el Tec. Roberto Ariel Sanchez, Coordinador del Área Medio Ambiente del Instituto Argentino del Envase.</text:p>
        </text:list-item>
      </text:list>
      <text:p text:style-name="First_20_paragraph">Al mediodía habrá dos paneles: sobre El rol de la Empresas en la Producción circular. Y otra sobre El Rol de los recuperadores urbanos Investigación sobre Recuperadores urbanos en la Ciudad. Cap. II - Green Drinks Cba. A la tarde habrá cuatro paneles: Dos paneles sobre Emprendimientos y Empresas, Universidades /ONG /Municipios, Cooperativas.</text:p>
      <text:p text:style-name="Text_20_body">En paralelo se dan también por la tarde una serie de Talleres en distintas aulas: Diseño y creatividad con cartón, 20 Apps para cuidar el Medio Ambiente, Serigrafía, tratamiento de residuos orgánicos: biodigestores y composteras, Protocolo de Intervención Comunitaria, construcción de banquetas otomanas con cubiertas de autos en desuso, La magia de Reciclar historias para niños y padres.</text:p>
      <text:p text:style-name="Text_20_body">Exposición de Fotografías: Sala Agustìn Tosco 1er piso.</text:p>
      <text:p text:style-name="P3">“Nosotros podemos ser parte del cambio transversal en nuestra comunidad para convertir a los lugares donde vivimos en ciudades libres de residuos y encaminarnos hacia la generación de valor en circuitos productivos circulares mediante el reciclaje.”</text:p>
      <text:p text:style-name="Horizontal_20_Line"/>
      <text:p text:style-name="First_20_paragraph">Las inscripciones pueden realizarse en <text:a xlink:type="simple" xlink:href="https://www.eventbrite.com.ar/e/5ta-edicion-reciclar-en-cordoba-ods11-ods12-tickets-70530862709" office:name=""><text:span text:style-name="Definition">http://greendrinkscba.org/inscripcion/</text:span></text:a></text:p>
      <text:p text:style-name="Text_20_body">Por consultas: <text:a xlink:type="simple" xlink:href="info@greendrinkscba.org" office:name=""><text:span text:style-name="Definition">info@greendrinkscba.org</text:span></text:a>, <text:a xlink:type="simple" xlink:href="mailto:relacionesinstitucionales@frc.utn.edu.ar" office:name=""><text:span text:style-name="Definition">relacionesinstitucionales@frc.utn.edu.ar</text:span></text:a>, Tel: 5986053 int 153.</text:p>
      <text:p text:style-name="Text_20_body">Página web: <text:a xlink:type="simple" xlink:href="http://greendrinkscba.org/" office:name=""><text:span text:style-name="Definition">http://greendrinkscba.org/</text:span></text:a></text:p>
      <text:p text:style-name="Text_20_body">Datos de contacto: <text:a xlink:type="simple" xlink:href="mailto:evento.reciclar@gmail.com" office:name=""><text:span text:style-name="Definition">evento.reciclar@gmail.com</text:span></text:a>, Teléfono: 0351 423-6215.</text:p>
      <text:h text:style-name="Heading_20_2" text:outline-level="2"><text:bookmark-start text:name="sobre-reciclar-córdoba"/>Sobre Reciclar Córdoba<text:bookmark-end text:name="sobre-reciclar-córdoba"/></text:h>
      <text:p text:style-name="First_20_paragraph">Se inició en 2015, como proyecto de Green Drink Córdoba, con la idea de generar un espacio para tomar conciencia de que el cambio es posible y que está en nuestras manos mejorar la calidad de vida y lograr un desarrollo sustentable.</text:p>
      <text:p text:style-name="Text_20_body">Este evento tiene el objetivo de promover el reciclaje en la Ciudad de Córdoba. Además de generar un punto de encuentro para la búsqueda de soluciones técnicas, tecnológicas y sociales. Por tanto, la propuesta está enfocada al desarrollo de herramientas que den respuesta a la problemática de residuos generando oportunidades, tecnologías, intercambios a través de disertaciones, talleres, mesas de diálogo por temáticas y stand de muestras.</text:p>
      <text:p text:style-name="Text_20_body">Quienes participan o presentan en el evento son referentes del reciclaje, disertantes con casos de éxito, propuestas de emprendedores, talleristas, muestras de diferentes ámbitos, networking. Además, quienes pueden participar y sumarse son referentes de universidades, Gobierno, empresas, profesionales, estudiantes y ciudadanía en general. Es decir, cualquier ciudadano comprometido con su medioambiente.</text:p>
      <text:p text:style-name="Text_20_body">Entendemos por reciclar, al conjunto de operaciones de recolección y tratamiento de residuos, que permiten:</text:p>
      <text:list text:style-name="L3">
        <text:list-item>
          <text:p text:style-name="P4">Reintroducirlos en un nuevo ciclo de vida para generar productos nuevos o similares.</text:p>
        </text:list-item>
        <text:list-item>
          <text:p text:style-name="P4">Prevenir el desuso de materiales, reduciendo: el consumo de nueva materia prima, el uso de energía, la contaminación del aire y del agua.</text:p>
        </text:list-item>
        <text:list-item>
          <text:p text:style-name="P4">Disminuir las emisiones de gases de efecto invernadero.</text:p>
        </text:list-item>
      </text:list>
      <text:p text:style-name="First_20_paragraph">En la quinta edición de este año se centrará en el tema de la “circularización de materiales”. En la economía circular no hablamos de residuo, sino de materias primas que se reinsertan en el proceso productivo. De esta manera se produce una transición de una economía lineal a una economía circular.</text:p>
      <text:p text:style-name="Text_20_body">Es prioritario que se promueva una cultura comprometida con estos cambios.</text:p>
      <text:p text:style-name="Text_20_body">Sobre <text:a xlink:type="simple" xlink:href="https://www.frc.utn.edu.ar/secretarias/riyrsu/" office:name=""><text:span text:style-name="Definition">UTN FRC Secretaría de Vinculación y Responsabilidad Social Universitaria</text:span></text:a></text:p>
      <text:h text:style-name="Heading_20_2" text:outline-level="2"><text:bookmark-start text:name="acerca-de-green-drinks"/>Acerca de Green Drinks<text:bookmark-end text:name="acerca-de-green-drinks"/></text:h>
      <text:p text:style-name="First_20_paragraph">Es una red global de reuniones informales para personas involucradas o interesadas en el desarrollo sostenible.</text:p>
      <text:p text:style-name="Text_20_body"><text:span text:style-name="T2">Green Drinks Córdoba</text:span> es una organización que trabaja sobre sostenibilidad y ambiente en la ciudad de Córdoba. Organiza reuniones auto-reguladas en red con el objetivo de promover los objetivos de desarrollo sostenible a través de espacios de diálogo con diferentes actores del ámbito académico, empresarial, gubernamental, ONGs y sociedad civil, generando iniciativas, proyectos y sinergias entre los ciudadanos y para nuestra ciudad.</text:p>
      <text:p text:style-name="Text_20_body">Página web: <text:a xlink:type="simple" xlink:href="http://greendrinkscba.org/" office:name=""><text:span text:style-name="Definition">http://greendrinkscba.org/</text:span></text:a></text:p>
      <text:p text:style-name="Text_20_body">Correo electrónico: <text:a xlink:type="simple" xlink:href="mailto:info@greendrinkscba.org" office:name=""><text:span text:style-name="Definition">info@greendrinkscba.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09-30T18:10:12Z</meta:creation-date>
    <dc:date>2019-09-30T18:10:12Z</dc:date>
  </office:meta>
</office:document-meta>
</file>